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0.4153in" table:align="margins"/>
    </style:style>
    <style:style style:name="Table4.A" style:family="table-column">
      <style:table-column-properties style:column-width="0.2118in" style:rel-column-width="1332*"/>
    </style:style>
    <style:style style:name="Table4.B" style:family="table-column">
      <style:table-column-properties style:column-width="1.6924in" style:rel-column-width="10648*"/>
    </style:style>
    <style:style style:name="Table4.C" style:family="table-column">
      <style:table-column-properties style:column-width="0.8306in" style:rel-column-width="5226*"/>
    </style:style>
    <style:style style:name="Table4.D" style:family="table-column">
      <style:table-column-properties style:column-width="0.5in" style:rel-column-width="3146*"/>
    </style:style>
    <style:style style:name="Table4.E" style:family="table-column">
      <style:table-column-properties style:column-width="0.425in" style:rel-column-width="2674*"/>
    </style:style>
    <style:style style:name="Table4.F" style:family="table-column">
      <style:table-column-properties style:column-width="0.5243in" style:rel-column-width="3299*"/>
    </style:style>
    <style:style style:name="Table4.G" style:family="table-column">
      <style:table-column-properties style:column-width="0.609in" style:rel-column-width="3832*"/>
    </style:style>
    <style:style style:name="Table4.H" style:family="table-column">
      <style:table-column-properties style:column-width="0.6021in" style:rel-column-width="3788*"/>
    </style:style>
    <style:style style:name="Table4.I" style:family="table-column">
      <style:table-column-properties style:column-width="0.7049in" style:rel-column-width="4435*"/>
    </style:style>
    <style:style style:name="Table4.J" style:family="table-column">
      <style:table-column-properties style:column-width="0.5604in" style:rel-column-width="3526*"/>
    </style:style>
    <style:style style:name="Table4.K" style:family="table-column">
      <style:table-column-properties style:column-width="0.5292in" style:rel-column-width="3329*"/>
    </style:style>
    <style:style style:name="Table4.L" style:family="table-column">
      <style:table-column-properties style:column-width="0.5542in" style:rel-column-width="3486*"/>
    </style:style>
    <style:style style:name="Table4.M" style:family="table-column">
      <style:table-column-properties style:column-width="0.5486in" style:rel-column-width="3451*"/>
    </style:style>
    <style:style style:name="Table4.N" style:family="table-column">
      <style:table-column-properties style:column-width="0.5063in" style:rel-column-width="3185*"/>
    </style:style>
    <style:style style:name="Table4.O" style:family="table-column">
      <style:table-column-properties style:column-width="0.6931in" style:rel-column-width="4360*"/>
    </style:style>
    <style:style style:name="Table4.P" style:family="table-column">
      <style:table-column-properties style:column-width="0.9243in" style:rel-column-width="581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P1" style:family="table-cell">
      <style:table-cell-properties style:vertical-align="middle" fo:padding="0.0382in" fo:border="0.05pt solid #000000"/>
    </style:style>
    <style:style style:name="Table2" style:family="table">
      <style:table-properties style:width="10.4153in" table:align="margins"/>
    </style:style>
    <style:style style:name="Table2.A" style:family="table-column">
      <style:table-column-properties style:column-width="0.2118in" style:rel-column-width="1332*"/>
    </style:style>
    <style:style style:name="Table2.B" style:family="table-column">
      <style:table-column-properties style:column-width="1.6861in" style:rel-column-width="10609*"/>
    </style:style>
    <style:style style:name="Table2.C" style:family="table-column">
      <style:table-column-properties style:column-width="0.8299in" style:rel-column-width="5221*"/>
    </style:style>
    <style:style style:name="Table2.D" style:family="table-column">
      <style:table-column-properties style:column-width="0.5in" style:rel-column-width="3146*"/>
    </style:style>
    <style:style style:name="Table2.E" style:family="table-column">
      <style:table-column-properties style:column-width="0.425in" style:rel-column-width="2674*"/>
    </style:style>
    <style:style style:name="Table2.F" style:family="table-column">
      <style:table-column-properties style:column-width="0.5215in" style:rel-column-width="3281*"/>
    </style:style>
    <style:style style:name="Table2.G" style:family="table-column">
      <style:table-column-properties style:column-width="0.616in" style:rel-column-width="3875*"/>
    </style:style>
    <style:style style:name="Table2.H" style:family="table-column">
      <style:table-column-properties style:column-width="0.5958in" style:rel-column-width="3749*"/>
    </style:style>
    <style:style style:name="Table2.I" style:family="table-column">
      <style:table-column-properties style:column-width="0.7111in" style:rel-column-width="4474*"/>
    </style:style>
    <style:style style:name="Table2.J" style:family="table-column">
      <style:table-column-properties style:column-width="0.5542in" style:rel-column-width="3486*"/>
    </style:style>
    <style:style style:name="Table2.K" style:family="table-column">
      <style:table-column-properties style:column-width="0.5368in" style:rel-column-width="3377*"/>
    </style:style>
    <style:style style:name="Table2.M" style:family="table-column">
      <style:table-column-properties style:column-width="0.5486in" style:rel-column-width="3451*"/>
    </style:style>
    <style:style style:name="Table2.N" style:family="table-column">
      <style:table-column-properties style:column-width="0.5063in" style:rel-column-width="3185*"/>
    </style:style>
    <style:style style:name="Table2.O" style:family="table-column">
      <style:table-column-properties style:column-width="0.6931in" style:rel-column-width="4360*"/>
    </style:style>
    <style:style style:name="Table2.P" style:family="table-column">
      <style:table-column-properties style:column-width="0.9264in" style:rel-column-width="5829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P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" style:family="table">
      <style:table-properties style:width="10.4153in" table:align="margins"/>
    </style:style>
    <style:style style:name="Table5.A" style:family="table-column">
      <style:table-column-properties style:column-width="1.8368in" style:rel-column-width="11557*"/>
    </style:style>
    <style:style style:name="Table5.B" style:family="table-column">
      <style:table-column-properties style:column-width="8.5785in" style:rel-column-width="53978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B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/>
      <style:text-properties fo:font-size="16pt" fo:font-weight="bold" officeooo:rsid="0026dc18" officeooo:paragraph-rsid="0026dc18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2397ae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paragraph-rsid="002c3aef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8pt" fo:font-weight="bold" officeooo:paragraph-rsid="001edd15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8pt" fo:font-weight="bold" officeooo:paragraph-rsid="001edd15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8pt" officeooo:paragraph-rsid="001edd15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font-size="8pt" officeooo:paragraph-rsid="00295713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officeooo:paragraph-rsid="001edd15" style:font-size-asian="8pt" style:font-size-complex="8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1a1391" officeooo:paragraph-rsid="001a1391" style:font-size-asian="10pt" style:font-size-complex="10pt"/>
    </style:style>
    <style:style style:name="P11" style:family="paragraph" style:parent-style-name="Table_20_Contents">
      <style:text-properties fo:font-size="10pt" officeooo:rsid="001a1391" officeooo:paragraph-rsid="001a1391" style:font-size-asian="10pt" style:font-size-complex="10pt"/>
    </style:style>
    <style:style style:name="P12" style:family="paragraph" style:parent-style-name="Table_20_Contents">
      <style:text-properties fo:font-size="5pt" style:font-size-asian="5pt" style:font-size-complex="5pt"/>
    </style:style>
    <style:style style:name="P13" style:family="paragraph" style:parent-style-name="Table_20_Contents">
      <style:paragraph-properties fo:text-align="end" style:justify-single-word="false"/>
      <style:text-properties fo:font-size="5pt" style:font-size-asian="5pt" style:font-size-complex="5pt"/>
    </style:style>
    <style:style style:name="P14" style:family="paragraph" style:parent-style-name="Standard">
      <style:text-properties fo:font-size="2pt" officeooo:paragraph-rsid="002c3aef" style:font-size-asian="1.75pt" style:font-size-complex="2pt"/>
    </style:style>
    <style:style style:name="P15" style:family="paragraph" style:parent-style-name="Standard">
      <style:text-properties officeooo:paragraph-rsid="001edd15"/>
    </style:style>
    <style:style style:name="P16" style:family="paragraph" style:parent-style-name="Standard">
      <style:text-properties officeooo:paragraph-rsid="002263f4"/>
    </style:style>
    <style:style style:name="P17" style:family="paragraph" style:parent-style-name="Standard">
      <style:text-properties officeooo:paragraph-rsid="002b5ccd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paragraph-rsid="002b5ccd" style:font-size-asian="14pt" style:font-weight-asian="bold" style:font-size-complex="14pt" style:font-weight-complex="bold"/>
    </style:style>
    <style:style style:name="P19" style:family="paragraph" style:parent-style-name="Footer">
      <style:text-properties fo:font-size="2pt" style:font-size-asian="1.75pt" style:font-size-complex="2pt"/>
    </style:style>
    <style:style style:name="P20" style:family="paragraph" style:parent-style-name="terp_5f_default_5f_9_5f_bold">
      <style:text-properties officeooo:paragraph-rsid="002263f4"/>
    </style:style>
    <style:style style:name="P21" style:family="paragraph" style:parent-style-name="terp_5f_default_5f_8">
      <style:text-properties officeooo:paragraph-rsid="002263f4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paragraph-rsid="0033dd54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33dd54" officeooo:paragraph-rsid="0033dd54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034a59b" officeooo:paragraph-rsid="0034a59b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7pt" fo:font-weight="bold" officeooo:rsid="0033dd54" officeooo:paragraph-rsid="0033dd54" style:font-size-asian="7pt" style:font-weight-asian="bold" style:font-size-complex="7pt" style:font-weight-complex="bold"/>
    </style:style>
    <style:style style:name="T1" style:family="text">
      <style:text-properties officeooo:rsid="004b7b6c"/>
    </style:style>
    <style:style style:name="T2" style:family="text">
      <style:text-properties officeooo:rsid="001edd15"/>
    </style:style>
    <style:style style:name="T3" style:family="text">
      <style:text-properties officeooo:rsid="0038c039"/>
    </style:style>
    <style:style style:name="T4" style:family="text">
      <style:text-properties officeooo:rsid="0033d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Loop Register</text:text-input></text:p>
      <text:p text:style-name="P2"><text:text-input text:description="&lt;o.name&gt;">Regster</text:text-input></text:p>
      <text:p text:style-name="P17"><text:text-input text:description="&lt;for each=&quot;r in o.run_ids&quot;&gt;">Loop Run</text:text-input></text:p>
      <text:p text:style-name="P18"><text:text-input text:description="&lt;r.name&gt;">Run Name</text:text-input></text:p>
      <text:p text:style-name="P15"><text:text-input text:description="&lt;for each=&quot;s in get_details_by_payslip(r.slip_ids)&quot;&gt;">Loop Payslip</text:text-inpu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row>
          <table:table-cell table:style-name="Table4.A1" office:value-type="string">
            <text:p text:style-name="P6"><text:text-input text:description="&lt;get_no()&gt;">No</text:text-input></text:p>
          </table:table-cell>
          <table:table-cell table:style-name="Table4.A1" office:value-type="string">
            <text:p text:style-name="P6"><text:text-input text:description="&lt;s['employee_id']&gt;">Name</text:text-input></text:p>
          </table:table-cell>
          <table:table-cell table:style-name="Table4.A1" office:value-type="string">
            <text:p text:style-name="P7"><text:text-input text:description="&lt;s['id_no']&gt;">Employee ID</text:text-input></text:p>
          </table:table-cell>
          <table:table-cell table:style-name="Table4.A1" office:value-type="string">
            <text:p text:style-name="P8"><text:text-input text:description="&lt;s['salary']&gt;">Wage</text:text-input></text:p>
          </table:table-cell>
          <table:table-cell table:style-name="Table4.A1" office:value-type="string">
            <text:p text:style-name="P8"><text:text-input text:description="&lt;s['ot']&gt;">OT</text:text-input></text:p>
          </table:table-cell>
          <table:table-cell table:style-name="Table4.A1" office:value-type="string">
            <text:p text:style-name="P8"><text:text-input text:description="&lt;s['transportation']&gt;">Transprt</text:text-input></text:p>
          </table:table-cell>
          <table:table-cell table:style-name="Table4.A1" office:value-type="string">
            <text:p text:style-name="P8"><text:text-input text:description="&lt;s['allowances']&gt;">Allow</text:text-input></text:p>
          </table:table-cell>
          <table:table-cell table:style-name="Table4.A1" office:value-type="string">
            <text:p text:style-name="P8"><text:text-input text:description="&lt;s['gross']&gt;">Gross</text:text-input></text:p>
          </table:table-cell>
          <table:table-cell table:style-name="Table4.A1" office:value-type="string">
            <text:p text:style-name="P8"><text:text-input text:description="&lt;s['taxable_gross']&gt;">TxGross</text:text-input></text:p>
          </table:table-cell>
          <table:table-cell table:style-name="Table4.A1" office:value-type="string">
            <text:p text:style-name="P8"><text:text-input text:description="&lt;s['fit']&gt;">FIT</text:text-input></text:p>
          </table:table-cell>
          <table:table-cell table:style-name="Table4.A1" office:value-type="string">
            <text:p text:style-name="P8"><text:text-input text:description="&lt;s['ee_pension']&gt;">EEPen</text:text-input></text:p>
          </table:table-cell>
          <table:table-cell table:style-name="Table4.A1" office:value-type="string">
            <text:p text:style-name="P8"><text:text-input text:description="&lt;s['deductions']&gt;">ODed</text:text-input></text:p>
          </table:table-cell>
          <table:table-cell table:style-name="Table4.A1" office:value-type="string">
            <text:p text:style-name="P8"><text:text-input text:description="&lt;s['deductions_total']&gt;">TotDed</text:text-input></text:p>
          </table:table-cell>
          <table:table-cell table:style-name="Table4.A1" office:value-type="string">
            <text:p text:style-name="P8"><text:text-input text:description="&lt;s['er_contributions']&gt;">ERPen</text:text-input></text:p>
          </table:table-cell>
          <table:table-cell table:style-name="Table4.A1" office:value-type="string">
            <text:p text:style-name="P8"><text:text-input text:description="&lt;s['net']&gt;">Net</text:text-input></text:p>
          </table:table-cell>
          <table:table-cell table:style-name="Table4.P1" office:value-type="string">
            <text:p text:style-name="P6"/>
          </table:table-cell>
        </table:table-row>
      </table:table>
      <text:p text:style-name="P15"><text:text-input text:description="&lt;/for&gt;">EndLoop Paysli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J"/>
        <table:table-column table:style-name="Table2.M"/>
        <table:table-column table:style-name="Table2.N"/>
        <table:table-column table:style-name="Table2.O"/>
        <table:table-column table:style-name="Table2.P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Total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5"><text:text-input text:description="&lt;get_basic(r)&gt;">Basic</text:text-input></text:p>
          </table:table-cell>
          <table:table-cell table:style-name="Table2.A1" office:value-type="string">
            <text:p text:style-name="P5"><text:text-input text:description="&lt;get_ot(r)&gt;">OT</text:text-input></text:p>
          </table:table-cell>
          <table:table-cell table:style-name="Table2.A1" office:value-type="string">
            <text:p text:style-name="P5"><text:text-input text:description="&lt;get_transportation(r)&gt;">Trnsp</text:text-input></text:p>
          </table:table-cell>
          <table:table-cell table:style-name="Table2.A1" office:value-type="string">
            <text:p text:style-name="P5"><text:text-input text:description="&lt;get_allowances(r)&gt;">Allow</text:text-input></text:p>
          </table:table-cell>
          <table:table-cell table:style-name="Table2.A1" office:value-type="string">
            <text:p text:style-name="P5"><text:text-input text:description="&lt;get_gross(r)&gt;">Gross</text:text-input></text:p>
          </table:table-cell>
          <table:table-cell table:style-name="Table2.A1" office:value-type="string">
            <text:p text:style-name="P5"><text:text-input text:description="&lt;get_taxable_gross(r)&gt;">TxGross</text:text-input></text:p>
          </table:table-cell>
          <table:table-cell table:style-name="Table2.A1" office:value-type="string">
            <text:p text:style-name="P5"><text:text-input text:description="&lt;get_ded_fit(r)&gt;">FIT</text:text-input></text:p>
          </table:table-cell>
          <table:table-cell table:style-name="Table2.A1" office:value-type="string">
            <text:p text:style-name="P5"><text:text-input text:description="&lt;get_ded_pf_ee(r)&gt;">PFEE</text:text-input></text:p>
          </table:table-cell>
          <table:table-cell table:style-name="Table2.A1" office:value-type="string">
            <text:p text:style-name="P5"><text:text-input text:description="&lt;get_deduct(r)&gt;">DED</text:text-input></text:p>
          </table:table-cell>
          <table:table-cell table:style-name="Table2.A1" office:value-type="string">
            <text:p text:style-name="P5"><text:text-input text:description="&lt;get_total_deduct(r)&gt;">TotDed</text:text-input></text:p>
          </table:table-cell>
          <table:table-cell table:style-name="Table2.A1" office:value-type="string">
            <text:p text:style-name="P5"><text:text-input text:description="&lt;get_er_contributions(r)&gt;">PFER</text:text-input></text:p>
          </table:table-cell>
          <table:table-cell table:style-name="Table2.A1" office:value-type="string">
            <text:p text:style-name="P5"><text:text-input text:description="&lt;get_net(r)&gt;">NET</text:text-input></text:p>
          </table:table-cell>
          <table:table-cell table:style-name="Table2.P1" office:value-type="string">
            <text:p text:style-name="P4"/>
          </table:table-cell>
        </table:table-row>
      </table:table>
      <text:p text:style-name="P15"><text:text-input text:description="&lt;/for&gt;">EndLoop Run</text:text-input></text:p>
      <text:p text:style-name="Standard"><text:text-input text:description="&lt;/for&gt;">EndLoop Register</text:text-input></text:p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For <text:text-input text:description="&lt;company.name&gt;">Company</text:text-input>,</text:p>
            <text:p text:style-name="P21"/>
            <text:p text:style-name="P21"/>
            <text:p text:style-name="P21"/>
            <text:p text:style-name="P20"/>
          </table:table-cell>
          <table:table-cell table:style-name="Table5.B1" office:value-type="string">
            <text:p text:style-name="P21"/>
          </table:table-cell>
        </table:table-row>
        <table:table-row>
          <table:table-cell table:style-name="Table5.B1" office:value-type="string">
            <text:p text:style-name="P20"><text:span text:style-name="T3">General</text:span> Manager</text:p>
            <text:p text:style-name="P21">Authorised Signature</text:p>
          </table:table-cell>
          <table:table-cell table:style-name="Table5.B1" office:value-type="string">
            <text:p text:style-name="P21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8" style:display-name="terp_default_8" style:family="paragraph" style:parent-style-name="Standard">
      <style:text-properties style:font-name="Helvetica" fo:font-family="Helvetica" style:font-style-name="Regular" style:font-family-generic="swiss" fo:font-size="8pt" style:font-size-asian="10.5pt"/>
    </style:style>
    <style:style style:name="terp_5f_default_5f_8_5f_center" style:display-name="terp_default_8_center" style:family="paragraph" style:parent-style-name="terp_5f_default_5f_8">
      <style:paragraph-properties fo:text-align="center" style:justify-single-word="false"/>
      <style:text-properties style:font-size-asian="10.5pt"/>
    </style:style>
    <style:style style:name="terp_5f_default_5f_9" style:display-name="terp_default_9" style:family="paragraph" style:parent-style-name="terp_5f_default_5f_8_5f_center">
      <style:paragraph-properties fo:text-align="start" style:justify-single-word="false"/>
      <style:text-properties fo:font-size="9pt" style:font-size-asian="10.5pt"/>
    </style:style>
    <style:style style:name="terp_5f_default_5f_9_5f_bold" style:display-name="terp_default_9_bold" style:family="paragraph" style:parent-style-name="terp_5f_default_5f_9"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10.4153in" table:align="margins"/>
    </style:style>
    <style:style style:name="Table3.A" style:family="table-column">
      <style:table-column-properties style:column-width="0.1069in" style:rel-column-width="154*"/>
    </style:style>
    <style:style style:name="Table3.B" style:family="table-column">
      <style:table-column-properties style:column-width="0.3833in" style:rel-column-width="552*"/>
    </style:style>
    <style:style style:name="Table3.C" style:family="table-column">
      <style:table-column-properties style:column-width="0.4049in" style:rel-column-width="583*"/>
    </style:style>
    <style:style style:name="Table3.D" style:family="table-column">
      <style:table-column-properties style:column-width="0.209in" style:rel-column-width="301*"/>
    </style:style>
    <style:style style:name="Table3.E" style:family="table-column">
      <style:table-column-properties style:column-width="0.1458in" style:rel-column-width="210*"/>
    </style:style>
    <style:style style:name="Table3.F" style:family="table-column">
      <style:table-column-properties style:column-width="0.1806in" style:rel-column-width="260*"/>
    </style:style>
    <style:style style:name="Table3.G" style:family="table-column">
      <style:table-column-properties style:column-width="0.2056in" style:rel-column-width="296*"/>
    </style:style>
    <style:style style:name="Table3.I" style:family="table-column">
      <style:table-column-properties style:column-width="0.2403in" style:rel-column-width="346*"/>
    </style:style>
    <style:style style:name="Table3.J" style:family="table-column">
      <style:table-column-properties style:column-width="0.191in" style:rel-column-width="275*"/>
    </style:style>
    <style:style style:name="Table3.L" style:family="table-column">
      <style:table-column-properties style:column-width="0.1896in" style:rel-column-width="273*"/>
    </style:style>
    <style:style style:name="Table3.M" style:family="table-column">
      <style:table-column-properties style:column-width="0.1868in" style:rel-column-width="269*"/>
    </style:style>
    <style:style style:name="Table3.N" style:family="table-column">
      <style:table-column-properties style:column-width="0.1722in" style:rel-column-width="248*"/>
    </style:style>
    <style:style style:name="Table3.O" style:family="table-column">
      <style:table-column-properties style:column-width="0.2389in" style:rel-column-width="344*"/>
    </style:style>
    <style:style style:name="Table3.P" style:family="table-column">
      <style:table-column-properties style:column-width="0.3132in" style:rel-column-width="451*"/>
    </style:style>
    <style:style style:name="Table3.R" style:family="table-column">
      <style:table-column-properties style:column-width="0.3118in" style:rel-column-width="449*"/>
    </style:style>
    <style:style style:name="Table3.1" style:family="table-row">
      <style:table-row-properties style:min-row-height="1.5007in"/>
    </style:style>
    <style:style style:name="Table3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" fo:padding="0.0382in" fo:border="0.05pt solid #000000"/>
    </style:style>
    <style:style style:name="Table1" style:family="table">
      <style:table-properties style:width="10.4167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9785in"/>
    </style:style>
    <style:style style:name="Table1.C" style:family="table-column">
      <style:table-column-properties style:column-width="2.6882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2.437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  <style:text-properties fo:font-size="16pt" fo:font-weight="bold" officeooo:rsid="0026dc18" officeooo:paragraph-rsid="0026dc18" style:font-size-asian="16pt" style:font-weight-asian="bold" style:font-size-complex="16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33dd54" officeooo:paragraph-rsid="0033dd54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paragraph-rsid="002c3aef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7pt" fo:font-weight="bold" officeooo:rsid="0033dd54" officeooo:paragraph-rsid="0033dd54" style:font-size-asian="7pt" style:font-weight-asian="bold" style:font-size-complex="7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paragraph-rsid="0033dd54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font-weight="bold" officeooo:rsid="0034a59b" officeooo:paragraph-rsid="0034a59b" style:font-size-asian="8pt" style:font-weight-asian="bold" style:font-size-complex="8pt" style:font-weight-complex="bold"/>
    </style:style>
    <style:style style:name="MP7" style:family="paragraph" style:parent-style-name="Standard">
      <style:text-properties fo:font-size="2pt" officeooo:paragraph-rsid="002c3aef" style:font-size-asian="1.75pt" style:font-size-complex="2pt"/>
    </style:style>
    <style:style style:name="MP8" style:family="paragraph" style:parent-style-name="Table_20_Contents">
      <style:paragraph-properties fo:text-align="end" style:justify-single-word="false"/>
      <style:text-properties fo:font-size="10pt" officeooo:rsid="001a1391" officeooo:paragraph-rsid="001a1391" style:font-size-asian="10pt" style:font-size-complex="10pt"/>
    </style:style>
    <style:style style:name="MP9" style:family="paragraph" style:parent-style-name="Table_20_Contents">
      <style:text-properties fo:font-size="10pt" style:font-size-asian="10pt" style:font-size-complex="10pt"/>
    </style:style>
    <style:style style:name="MP10" style:family="paragraph" style:parent-style-name="Table_20_Contents">
      <style:text-properties fo:font-size="10pt" officeooo:rsid="001a1391" officeooo:paragraph-rsid="001a1391" style:font-size-asian="10pt" style:font-size-complex="10pt"/>
    </style:style>
    <style:style style:name="MP11" style:family="paragraph" style:parent-style-name="Table_20_Contents">
      <style:paragraph-properties fo:text-align="end" style:justify-single-word="false"/>
      <style:text-properties fo:font-size="5pt" style:font-size-asian="5pt" style:font-size-complex="5pt"/>
    </style:style>
    <style:style style:name="MP12" style:family="paragraph" style:parent-style-name="Table_20_Contents">
      <style:text-properties fo:font-size="5pt" style:font-size-asian="5pt" style:font-size-complex="5pt"/>
    </style:style>
    <style:style style:name="MP13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d54"/>
    </style:style>
    <style:page-layout style:name="Mpm1">
      <style:page-layout-properties fo:page-width="11.6929in" fo:page-height="8.2681in" style:num-format="1" style:print-orientation="landscape" fo:margin-top="0.1902in" fo:margin-bottom="0.2902in" fo:margin-left="0.490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name&gt;">Company</text:text-input></text:p>
        <text:p text:style-name="Standard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 table:number-columns-repeated="2"/>
          <table:table-column table:style-name="Table3.I"/>
          <table:table-column table:style-name="Table3.J"/>
          <table:table-column table:style-name="Table3.F"/>
          <table:table-column table:style-name="Table3.L"/>
          <table:table-column table:style-name="Table3.M"/>
          <table:table-column table:style-name="Table3.N"/>
          <table:table-column table:style-name="Table3.O"/>
          <table:table-column table:style-name="Table3.P" table:number-columns-repeated="2"/>
          <table:table-column table:style-name="Table3.R" table:number-columns-repeated="21"/>
          <table:table-row table:style-name="Table3.1">
            <table:table-cell table:style-name="Table3.A1" office:value-type="string">
              <text:p text:style-name="MP2">Staff No.</text:p>
            </table:table-cell>
            <table:table-cell table:style-name="Table3.A1" office:value-type="string">
              <text:p text:style-name="MP3">Employee</text:p>
            </table:table-cell>
            <table:table-cell table:style-name="Table3.A1" office:value-type="string">
              <text:p text:style-name="MP2">Department</text:p>
            </table:table-cell>
            <table:table-cell table:style-name="Table3.A1" office:value-type="string">
              <text:p text:style-name="MP2">Basic</text:p>
            </table:table-cell>
            <table:table-cell table:style-name="Table3.A1" office:value-type="string">
              <text:p text:style-name="MP2">Sales Commission</text:p>
            </table:table-cell>
            <table:table-cell table:style-name="Table3.A1" office:value-type="string">
              <text:p text:style-name="MP4">Mobile Allowance</text:p>
            </table:table-cell>
            <table:table-cell table:style-name="Table3.A1" office:value-type="string">
              <text:p text:style-name="MP4">Fuel Allowance</text:p>
            </table:table-cell>
            <table:table-cell table:style-name="Table3.A1" office:value-type="string">
              <text:p text:style-name="MP2">Voice Overs</text:p>
            </table:table-cell>
            <table:table-cell table:style-name="Table3.A1" office:value-type="string">
              <text:p text:style-name="MP2">Travel Allowance</text:p>
            </table:table-cell>
            <table:table-cell table:style-name="Table3.A1" office:value-type="string">
              <text:p text:style-name="MP2">Locum</text:p>
            </table:table-cell>
            <table:table-cell table:style-name="Table3.A1" office:value-type="string">
              <text:p text:style-name="MP2">Arrears</text:p>
            </table:table-cell>
            <table:table-cell table:style-name="Table3.A1" office:value-type="string">
              <text:p text:style-name="MP4">Bonus</text:p>
            </table:table-cell>
            <table:table-cell table:style-name="Table3.A1" office:value-type="string">
              <text:p text:style-name="MP4">Leave Days Paid</text:p>
            </table:table-cell>
            <table:table-cell table:style-name="Table3.A1" office:value-type="string">
              <text:p text:style-name="MP5"><text:span text:style-name="MT1">In lieu of Notice Pay</text:span></text:p>
            </table:table-cell>
            <table:table-cell table:style-name="Table3.A1" office:value-type="string">
              <text:p text:style-name="MP2">Refund of Deduction(s)</text:p>
            </table:table-cell>
            <table:table-cell table:style-name="Table3.A1" office:value-type="string">
              <text:p text:style-name="MP2">Acting Allowance</text:p>
            </table:table-cell>
            <table:table-cell table:style-name="Table3.A1" office:value-type="string">
              <text:p text:style-name="MP2">Responsibility Allowance</text:p>
            </table:table-cell>
            <table:table-cell table:style-name="Table3.A1" office:value-type="string">
              <text:p text:style-name="MP2">Entertainment Allowance</text:p>
            </table:table-cell>
            <table:table-cell table:style-name="Table3.A1" office:value-type="string">
              <text:p text:style-name="MP2">Board of Director’s Allowance</text:p>
            </table:table-cell>
            <table:table-cell table:style-name="Table3.A1" office:value-type="string">
              <text:p text:style-name="MP2">House Rent Allowance</text:p>
            </table:table-cell>
            <table:table-cell table:style-name="Table3.A1" office:value-type="string">
              <text:p text:style-name="MP2">Gross Salary</text:p>
            </table:table-cell>
            <table:table-cell table:style-name="Table3.A1" office:value-type="string">
              <text:p text:style-name="MP2">PAYE</text:p>
            </table:table-cell>
            <table:table-cell table:style-name="Table3.A1" office:value-type="string">
              <text:p text:style-name="MP2">NSSF Employee</text:p>
            </table:table-cell>
            <table:table-cell table:style-name="Table3.A1" office:value-type="string">
              <text:p text:style-name="MP2">NSSF Employer</text:p>
            </table:table-cell>
            <table:table-cell table:style-name="Table3.A1" office:value-type="string">
              <text:p text:style-name="MP2">NHIF</text:p>
            </table:table-cell>
            <table:table-cell table:style-name="Table3.A1" office:value-type="string">
              <text:p text:style-name="MP2">Salary Advance</text:p>
            </table:table-cell>
            <table:table-cell table:style-name="Table3.A1" office:value-type="string">
              <text:p text:style-name="MP2">Staff Loans</text:p>
            </table:table-cell>
            <table:table-cell table:style-name="Table3.A1" office:value-type="string">
              <text:p text:style-name="MP2">Fringe Benefit Tax</text:p>
            </table:table-cell>
            <table:table-cell table:style-name="Table3.A1" office:value-type="string">
              <text:p text:style-name="MP6">ICEA</text:p>
            </table:table-cell>
            <table:table-cell table:style-name="Table3.A1" office:value-type="string">
              <text:p text:style-name="MP6">Insurance Deductions</text:p>
            </table:table-cell>
            <table:table-cell table:style-name="Table3.A1" office:value-type="string">
              <text:p text:style-name="MP6">Stanbic Loan Deductions</text:p>
            </table:table-cell>
            <table:table-cell table:style-name="Table3.A1" office:value-type="string">
              <text:p text:style-name="MP6">Staff Welfare</text:p>
            </table:table-cell>
            <table:table-cell table:style-name="Table3.A1" office:value-type="string">
              <text:p text:style-name="MP6">Q/Way Sacco</text:p>
            </table:table-cell>
            <table:table-cell table:style-name="Table3.A1" office:value-type="string">
              <text:p text:style-name="MP6">AAR Deduction</text:p>
            </table:table-cell>
            <table:table-cell table:style-name="Table3.A1" office:value-type="string">
              <text:p text:style-name="MP6">ICEA Endowment</text:p>
            </table:table-cell>
            <table:table-cell table:style-name="Table3.A1" office:value-type="string">
              <text:p text:style-name="MP6">Staff Recoveries</text:p>
            </table:table-cell>
            <table:table-cell table:style-name="Table3.A1" office:value-type="string">
              <text:p text:style-name="MP6">Nation Sacco</text:p>
            </table:table-cell>
            <table:table-cell table:style-name="Table3.l1" office:value-type="string">
              <text:p text:style-name="MP6">Net Pay</text:p>
            </table:table-cell>
          </table:table-row>
        </table:table>
        <text:p text:style-name="MP7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office:value-type="string">
              <text:p text:style-name="MP8">Prepared by:</text:p>
            </table:table-cell>
            <table:table-cell table:style-name="Table1.B1" office:value-type="string">
              <text:p text:style-name="MP9"/>
            </table:table-cell>
            <table:table-cell table:style-name="Table1.A1" office:value-type="string">
              <text:p text:style-name="MP10"/>
            </table:table-cell>
            <table:table-cell table:style-name="Table1.A1" office:value-type="string">
              <text:p text:style-name="MP8">Approved by:</text:p>
            </table:table-cell>
            <table:table-cell table:style-name="Table1.B1" office:value-type="string">
              <text:p text:style-name="MP9"/>
            </table:table-cell>
          </table:table-row>
          <table:table-row>
            <table:table-cell table:style-name="Table1.A1" office:value-type="string">
              <text:p text:style-name="MP11"/>
            </table:table-cell>
            <table:table-cell table:style-name="Table1.A1" office:value-type="string">
              <text:p text:style-name="MP12"/>
            </table:table-cell>
            <table:table-cell table:style-name="Table1.A1" office:value-type="string">
              <text:p text:style-name="MP12"/>
            </table:table-cell>
            <table:table-cell table:style-name="Table1.A1" office:value-type="string">
              <text:p text:style-name="MP11"/>
            </table:table-cell>
            <table:table-cell table:style-name="Table1.A1" office:value-type="string">
              <text:p text:style-name="MP12"/>
            </table:table-cell>
          </table:table-row>
          <table:table-row>
            <table:table-cell table:style-name="Table1.A1" office:value-type="string">
              <text:p text:style-name="MP8">Signature:</text:p>
            </table:table-cell>
            <table:table-cell table:style-name="Table1.B1" office:value-type="string">
              <text:p text:style-name="MP9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8">Signature:</text:p>
            </table:table-cell>
            <table:table-cell table:style-name="Table1.B1" office:value-type="string">
              <text:p text:style-name="MP9"/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9T11:46:59</meta:creation-date>
    <dc:date>2015-06-19T11:09:17.104646508</dc:date>
    <meta:editing-duration>PT2H1M13S</meta:editing-duration>
    <meta:editing-cycles>24</meta:editing-cycles>
    <meta:generator>LibreOffice/4.2.8.2$Linux_x86 LibreOffice_project/420m0$Build-2</meta:generator>
    <meta:document-statistic meta:table-count="5" meta:image-count="0" meta:object-count="0" meta:page-count="1" meta:paragraph-count="82" meta:word-count="209" meta:character-count="907" meta:non-whitespace-character-count="855"/>
  </office:meta>
</office:document-meta>
</file>